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487cm"/>
        </style:tab-stops>
      </style:paragraph-properties>
    </style:style>
    <style:style style:name="P2" style:family="paragraph" style:parent-style-name="Standard">
      <style:paragraph-properties>
        <style:tab-stops>
          <style:tab-stop style:position="0.487cm"/>
        </style:tab-stops>
      </style:paragraph-properties>
      <style:text-properties fo:color="#000000"/>
    </style:style>
    <style:style style:name="P3" style:family="paragraph" style:parent-style-name="Standard">
      <style:paragraph-properties>
        <style:tab-stops>
          <style:tab-stop style:position="0.487cm"/>
        </style:tab-stops>
      </style:paragraph-properties>
      <style:text-properties fo:color="#000000" fo:background-color="#ffff00"/>
    </style:style>
    <style:style style:name="P4" style:family="paragraph" style:parent-style-name="Standard">
      <style:paragraph-properties>
        <style:tab-stops>
          <style:tab-stop style:position="0.487cm"/>
        </style:tab-stops>
      </style:paragraph-properties>
      <style:text-properties fo:color="#000000" fo:background-color="#00ff00"/>
    </style:style>
    <style:style style:name="P5" style:family="paragraph" style:parent-style-name="Standard">
      <style:paragraph-properties>
        <style:tab-stops>
          <style:tab-stop style:position="0.487cm"/>
        </style:tab-stops>
      </style:paragraph-properties>
      <style:text-properties fo:color="#ff0000"/>
    </style:style>
    <style:style style:name="P6" style:family="paragraph" style:parent-style-name="Standard">
      <style:paragraph-properties>
        <style:tab-stops>
          <style:tab-stop style:position="0.487cm"/>
        </style:tab-stops>
      </style:paragraph-properties>
      <style:text-properties fo:color="#ff0000" fo:background-color="#ffff00"/>
    </style:style>
    <style:style style:name="T1" style:family="text">
      <style:text-properties fo:background-color="#ffff00"/>
    </style:style>
    <style:style style:name="T2" style:family="text">
      <style:text-properties fo:background-color="#00ff00"/>
    </style:style>
    <style:style style:name="T3" style:family="text">
      <style:text-properties fo:background-color="#99ccff"/>
    </style:style>
    <style:style style:name="T4"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cript of audio file 5</text:p>
      <text:p text:style-name="P1"/>
      <text:p text:style-name="P1">P: participant 5</text:p>
      <text:p text:style-name="P1">E: experimenter </text:p>
      <text:p text:style-name="P1"/>
      <text:p text:style-name="P1">colour coding: </text:p>
      <text:p text:style-name="P1"><text:span text:style-name="T1">yellow marking</text:span>: descriptions</text:p>
      <text:p text:style-name="P1"><text:span text:style-name="T2">green marking:</text:span> decision exclamations &amp; reasoning</text:p>
      <text:p text:style-name="P1"><text:span text:style-name="T3">blue marking</text:span>: software evaluation</text:p>
      <text:p text:style-name="P1"><text:span text:style-name="T4">red font</text:span>: exclamations of confusion / ambiguity</text:p>
      <text:p text:style-name="P1"/>
      <text:p text:style-name="P1">E: So the way this program works is basically, you have a story and I want you to describe the different parts of the story to me, and as soon as you describe it you can choose how the story should continue. Okay?</text:p>
      <text:p text:style-name="P1">P: Yeah.</text:p>
      <text:p text:style-name="P1">E: So when you're ready just press on start, and that's the first bit of the story.</text:p>
      <text:p text:style-name="P1"><text:tab/>So what happened in that little film?</text:p>
      <text:p text:style-name="P5">P: Ehm</text:p>
      <text:p text:style-name="P1">E: You can re-watch it if you want.</text:p>
      <text:p text:style-name="P5">P: What are you meant to do? </text:p>
      <text:p text:style-name="P2">E: Hm? Sorry? </text:p>
      <text:p text:style-name="P5">P: Ehm. </text:p>
      <text:p text:style-name="P2">E: What did the blue square do, for example? </text:p>
      <text:p text:style-name="P3">P: <text:s/>So wait, went to that trap door thing</text:p>
      <text:p text:style-name="P2">E: mhm.</text:p>
      <text:p text:style-name="P3">P: and then went down into the room or something<text:span text:style-name="T4"> [laughs/sighs] </text:span></text:p>
      <text:p text:style-name="P2">E: mhm, and then what happened?</text:p>
      <text:p text:style-name="P3">P: and then another guy came in, he, the yellow square <text:span text:style-name="T4">[laughs/sighs]</text:span></text:p>
      <text:p text:style-name="P2">E: Yeah! No that's fine. Just let me put this a little bit more.. [moves microphone forward]</text:p>
      <text:p text:style-name="P2"><text:tab/>There, okay. So now you can decide what Blue should do, either hide, play or if you are not sure <text:tab/>press I don't know. </text:p>
      <text:p text:style-name="P4">P: <text:span text:style-name="T4">[laughs/sighs] </text:span>I don't know.</text:p>
      <text:p text:style-name="P2">E: Just choose one of them. </text:p>
      <text:p text:style-name="P5">P: [laughs/sighs]</text:p>
      <text:p text:style-name="P2">E: [laughs]</text:p>
      <text:p text:style-name="P2"><text:tab/>So what happened in this film?</text:p>
      <text:p text:style-name="P3">P: So the other guy went in as well, so the orange one went in as well and then a green guy came [laugh/sigh] </text:p>
      <text:p text:style-name="P2">E: Okay, what did the blue square do? </text:p>
      <text:p text:style-name="P3">P: Chasing him? Chasing the yellow square.</text:p>
      <text:p text:style-name="P4"><text:tab/>What should the Blue do? ..</text:p>
      <text:p text:style-name="P2">E: Should it protect Yellow, talk to Green or I don't know?</text:p>
      <text:p text:style-name="P2"><text:tab/>What happened in the film?</text:p>
      <text:p text:style-name="P2">P<text:span text:style-name="T1">: So, So yeah, the trap door was open and they went out and the Blue talked to the Green and the <text:tab/>Yellow went [uff] there. </text:span></text:p>
      <text:p text:style-name="P2">E: And then what happened? </text:p>
      <text:p text:style-name="P2"><text:tab/>We can re-watch the film.</text:p>
      <text:p text:style-name="P6">P: I don't know. </text:p>
      <text:p text:style-name="P2">E: Well if you don't know, it's okay you can re-watch it as many times as you want.</text:p>
      <text:p text:style-name="P6">P: yeah.. I don't know. <text:span text:style-name="T2">I don't know </text:span>[laughs] [clicks continue/I don't know]</text:p>
      <text:p text:style-name="P2">E: well okay.. Just pick one. </text:p>
      <text:p text:style-name="P4">P: Uhm. Green. </text:p>
      <text:p text:style-name="P2"><text:soft-page-break/>E: So what happened in this film?</text:p>
      <text:p text:style-name="P3">P: So, so they all went around and the Blue I think chased the Green and then they chased each other around and the Blue and the Yellow one was hitting the Green and then they all went in again. Through the trap door again. I think. </text:p>
      <text:p text:style-name="P2">E: mhm. Do you want to re-watch it? </text:p>
      <text:p text:style-name="P4">P: mhh. </text:p>
      <text:p text:style-name="P2">E: Are you sure? </text:p>
      <text:p text:style-name="P4">P: Yeah. </text:p>
      <text:p text:style-name="P2">E: Alright, so that was a whole story. And now you can play again and watch another story, or have a break.</text:p>
      <text:p text:style-name="P4">P: Have a break.</text:p>
      <text:p text:style-name="P2">E: Okay. That's it.</text:p>
      <text:p text:style-name="P2">P: Okay. </text:p>
      <text:p text:style-name="P2">E: Thank yo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erre Pauly</meta:initial-creator>
    <meta:creation-date>2012-03-16T15:18:23.44</meta:creation-date>
    <dc:date>2012-04-04T08:22:39.40</dc:date>
    <dc:creator>Pierre Pauly</dc:creator>
    <meta:editing-duration>PT6M49S</meta:editing-duration>
    <meta:editing-cycles>5</meta:editing-cycles>
    <meta:generator>OpenOffice.org/3.3$Win32 OpenOffice.org_project/330m20$Build-9567</meta:generator>
    <meta:document-statistic meta:table-count="0" meta:image-count="0" meta:object-count="0" meta:page-count="2" meta:paragraph-count="55" meta:word-count="481" meta:character-count="2451"/>
  </office:meta>
</office:document-meta>
</file>